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53e" officeooo:paragraph-rsid="0015653e"/>
    </style:style>
    <style:style style:name="P2" style:family="paragraph" style:parent-style-name="Standard">
      <style:text-properties fo:color="#c9211e" loext:opacity="100%" fo:font-size="16pt" style:text-underline-style="solid" style:text-underline-width="auto" style:text-underline-color="font-color" officeooo:rsid="0015653e" officeooo:paragraph-rsid="0015653e" style:font-size-asian="16pt" style:font-size-complex="16pt"/>
    </style:style>
    <style:style style:name="P3" style:family="paragraph" style:parent-style-name="Standard">
      <style:text-properties fo:color="#000000" loext:opacity="100%" fo:font-size="14pt" style:text-underline-style="none" officeooo:rsid="0015653e" officeooo:paragraph-rsid="0015653e" style:font-size-asian="12.25pt" style:font-size-complex="14pt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 :</text:p>
      <text:p text:style-name="P2"/>
      <text:p text:style-name="P3">compresser un fichier en fichier tar.gz : </text:p>
      <text:p text:style-name="P3"><text:a xlink:type="simple" xlink:href="https://lecrabeinfo.net/linux-compresser-fichiers-dossiers-avec-tar-gzip-bzip2-xz.html" text:style-name="Internet_20_link" text:visited-style-name="Visited_20_Internet_20_Link">https://lecrabeinfo.net/linux-compresser-fichiers-dossiers-avec-tar-gzip-bzip2-xz.html</text:a></text:p>
      <text:p text:style-name="P3"/>
      <text:p text:style-name="P3">tar -<text:span text:style-name="T1">czvf nom-de-l-archive.tar.gz <text:s text:c="3"/>/chemin/vers/répertoire-ou-fichi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43:42.391863928</meta:creation-date>
    <meta:generator>LibreOffice/7.3.7.2$Linux_X86_64 LibreOffice_project/30$Build-2</meta:generator>
    <dc:date>2023-10-09T09:58:50.665341083</dc:date>
    <meta:editing-duration>PT9M21S</meta:editing-duration>
    <meta:editing-cycles>2</meta:editing-cycles>
    <meta:document-statistic meta:table-count="0" meta:image-count="0" meta:object-count="0" meta:page-count="1" meta:paragraph-count="4" meta:word-count="14" meta:character-count="206" meta:non-whitespace-character-count="192"/>
  </office:meta>
</office:document-meta>
</file>